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 Medium" officeooo:rsid="00080f49" officeooo:paragraph-rsid="00080f49"/>
    </style:style>
    <style:style style:name="P2" style:family="paragraph" style:parent-style-name="Standard">
      <style:text-properties style:font-name="Roboto Medium" officeooo:rsid="0008e80c" officeooo:paragraph-rsid="0008e80c"/>
    </style:style>
    <style:style style:name="P3" style:family="paragraph" style:parent-style-name="Standard">
      <style:text-properties style:font-name="Roboto Medium" officeooo:rsid="000b3551" officeooo:paragraph-rsid="000b3551"/>
    </style:style>
    <style:style style:name="P4" style:family="paragraph" style:parent-style-name="Standard">
      <style:text-properties style:font-name="Roboto Medium" officeooo:rsid="000b98cd" officeooo:paragraph-rsid="000b98cd"/>
    </style:style>
    <style:style style:name="P5" style:family="paragraph" style:parent-style-name="Standard">
      <style:text-properties officeooo:paragraph-rsid="000b355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/>
    </style:style>
    <style:style style:name="T3" style:family="text">
      <style:text-properties fo:font-weight="bold" officeooo:rsid="000da104"/>
    </style:style>
    <style:style style:name="T4" style:family="text">
      <style:text-properties officeooo:rsid="00091009"/>
    </style:style>
    <style:style style:name="T5" style:family="text">
      <style:text-properties officeooo:rsid="00095575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3551" style:font-weight-asian="normal" style:font-weight-complex="normal"/>
    </style:style>
    <style:style style:name="T9" style:family="text">
      <style:text-properties fo:font-weight="normal" officeooo:rsid="000da104" style:font-weight-asian="normal" style:font-weight-complex="normal"/>
    </style:style>
    <style:style style:name="T10" style:family="text">
      <style:text-properties style:font-name="Roboto Medium" officeooo:rsid="000b3551"/>
    </style:style>
    <style:style style:name="T11" style:family="text">
      <style:text-properties style:font-name="Roboto Medium" fo:font-weight="bold" officeooo:rsid="000b3551" style:font-weight-asian="bold" style:font-weight-complex="bold"/>
    </style:style>
    <style:style style:name="T12" style:family="text">
      <style:text-properties officeooo:rsid="000ccf8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Carlos Gabriel Silva Stedile</text:p>
      <text:p text:style-name="P1">1)A</text:p>
      <text:p text:style-name="P1"><text:span text:style-name="T7">Corretude: </text:span><text:span text:style-name="T9">U</text:span>m software precisa funcionar corretamente. Um software correto é aquele que satisfaz a sua especificação e que não possui falhas ou erros.</text:p>
      <text:p text:style-name="P1"><text:span text:style-name="T7">Manutenibilidade: </text:span><text:span text:style-name="T9">T</text:span>odo software precisa de manutenção, seja para corrigir erros ou atender a novos requisitos. O software deve ser fácil de manter para que estas correções ou atualizações sejam feitas com sucesso.</text:p>
      <text:p text:style-name="P1"><text:span text:style-name="T9">Integridade: O</text:span> software deve prever que o usuário de agir de forma não esperada e deve ser capaz de resistir a estas eventuais situações incomuns sem apresentar falhas. </text:p>
      <text:p text:style-name="P1"/>
      <text:p text:style-name="P1"/>
      <text:p text:style-name="P1">2)D</text:p>
      <text:p text:style-name="P1">Os testes de caixa branca não são classificados como testes de interface, mas sim os testes de caixa preto. Para realizar os testes de caixa branca, é necessário ter acesso ao código fonte para assim poder testar partes específicas do software.</text:p>
      <text:p text:style-name="P1">Os testes de caixa preta também são chamados de testes comportamentais pois o foco do mesmo não é testar a estrutura do software, mas sim seu comportamento de acordo com as entradas dadas.</text:p>
      <text:p text:style-name="P1">E como um teste é diferente do outro, pode ser afirmado que os testes de caixa preta são complementares ao de caixa branca pois ambos contemplam classes diferentes de erros.</text:p>
      <text:p text:style-name="P1"/>
      <text:p text:style-name="P1">3)A</text:p>
      <text:p text:style-name="P1">O <text:span text:style-name="T8">m</text:span><text:span text:style-name="T7">odelo em </text:span><text:span text:style-name="T8">c</text:span><text:span text:style-name="T7">ascata</text:span> é um <text:span text:style-name="T4">modelo de desenvolvimento de software</text:span> seq<text:span text:style-name="T4">u</text:span>encial no qual o processo é visto como um fluir constante para frente (como uma cascata) através das fases de <text:span text:style-name="T4">análise de requisitos, projeto, implementação, testes, integração e manutenção de software.</text:span></text:p>
      <text:p text:style-name="P1"/>
      <text:p text:style-name="P1">4)D</text:p>
      <text:p text:style-name="P1"><text:span text:style-name="T7">Engenharia de </text:span><text:span text:style-name="T6">software</text:span> é uma área da computação voltada à especificação, <text:span text:style-name="T5">desenvolvimento</text:span>, manutenção e criação de <text:span text:style-name="T5">software</text:span>, com a aplicação de tecnologias e práticas de <text:span text:style-name="T5">gerência de projetos</text:span> e outras disciplinas, visando organização, produtividade e qualidade.<text:bookmark text:name="cite_ref-2"/> </text:p>
      <text:p text:style-name="P1"/>
      <text:p text:style-name="P1"/>
      <text:p text:style-name="P1">5)B</text:p>
      <text:p text:style-name="P3">É necessário fazer uma reunião com os envolvidos inicialmente para se fazer o levantamento de requisitos</text:p>
      <text:p text:style-name="P3">Como é um protótipo, não é necessário gastar tempo conferindo a qualidade e o seu funcionamento a longo prazo.</text:p>
      <text:p text:style-name="P5"><text:span text:style-name="T10">Diferente do ciclo de vida clássico(cascata), a prototipação não objetiva nem a funcionalidade ou qualidade do produto mas sim mostrar os conceitos do projeto e permitir experimentar novas opções antes de partir para o </text:span><text:span text:style-name="T11">real</text:span><text:span text:style-name="T10"> desenvolvimento do software.</text:span></text:p>
      <text:p text:style-name="P1"/>
      <text:p text:style-name="P1">6)D</text:p>
      <text:p text:style-name="P1">Desenvolvimento Incremental é uma estratégia de planejamento estagiado em que várias partes do sistema são desenvolvidas em paralelo, e integradas quando completas.</text:p>
      <text:p text:style-name="P1"/>
      <text:p text:style-name="P1"/>
      <text:p text:style-name="P1"/>
      <text:p text:style-name="P1"/>
      <text:p text:style-name="P1"><text:soft-page-break/>7)A</text:p>
      <text:p text:style-name="P1">(<text:span text:style-name="T1">Porque está escrito na imagem</text:span>)</text:p>
      <text:p text:style-name="P4">O modelo apresentado na imagem é <text:span text:style-name="T12">o cascata</text:span> com interação. <text:span text:style-name="T12">Isso é visível pelo seu desenvolvimento sequen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4:39.269000000</meta:creation-date>
    <dc:date>2018-03-07T11:35:34.271000000</dc:date>
    <meta:editing-duration>PT27M19S</meta:editing-duration>
    <meta:editing-cycles>9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22" meta:word-count="394" meta:character-count="2491" meta:non-whitespace-character-count="2117"/>
  </office:meta>
</office:document-meta>
</file>